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C1DF9A52A3F8EAC6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3 Editors - Properties Editor<text:span text:style-name="T1"> <text:s/>- <text:s/>Texture Tab</text:span>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91cm" svg:height="7.601cm" draw:z-index="0"><draw:image xlink:href="Pictures/1000020100000156000001C1DF9A52A3F8EAC64A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Texture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6M56S</meta:editing-duration>
    <meta:editing-cycles>54</meta:editing-cycles>
    <meta:generator>LibreOffice/6.1.4.2$Windows_X86_64 LibreOffice_project/9d0f32d1f0b509096fd65e0d4bec26ddd1938fd3</meta:generator>
    <dc:date>2019-03-23T12:59:42.151000000</dc:date>
    <meta:document-statistic meta:table-count="1" meta:image-count="1" meta:object-count="0" meta:page-count="1" meta:paragraph-count="3" meta:word-count="22" meta:character-count="125" meta:non-whitespace-character-count="103"/>
    <meta:template xlink:type="simple" xlink:actuate="onRequest" xlink:title="standard1cm" xlink:href="../../../../AppData/Roaming/LibreOffice/4/user/template/standard1cm.ott" meta:date="2016-03-28T18:47:57.125000000"/>
  </office:meta>
</office:document-meta>
</file>